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image/png" manifest:full-path="Object 1/Pictures/100000000000054D000002740980077C.png"/>
  <manifest:file-entry manifest:media-type="" manifest:full-path="Object 1/Pictures/2000000D000000DD000000DDDC7CCDFB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091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>
            <draw:frame table:end-cell-address="Sheet1.N30" table:end-x="0.8272in" table:end-y="0.1256in" draw:z-index="0" draw:style-name="gr1" svg:width="10.5626in" svg:height="5.2402in" svg:x="0.0437in" svg:y="0.0417in">
              <draw:object draw:notify-on-update-of-ranges="Sheet1.A1:Sheet1.A912 Sheet1.B1:Sheet1.B9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2"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table:number-columns-repeated="2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Number of points: 911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0">01/10/2012</text:date>, <text:time>22:49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1-10T22:49:34.12</dc:date>
    <dc:creator>Scott McKittrick</dc:creator>
    <meta:generator>OpenOffice.org/3.3$Win32 OpenOffice.org_project/330m20$Build-9567</meta:generator>
    <meta:editing-duration>PT3H54M35S</meta:editing-duration>
    <meta:editing-cycles>2</meta:editing-cycles>
    <meta:document-statistic meta:table-count="1" meta:cell-count="18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-color="#c0c0c0" draw:fill-image-name="qpdr2xyj" draw:fill-image-width="100%" draw:fill-image-height="100%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>
        <chart:symbol-image xlink:href="Pictures/2000000D000000DD000000DDDC7CCDFB.svm" xlink:type="simple" xlink:actuate="onLoad"/>
      </style:chart-properties>
    </style:style>
    <style:style style:name="ch5" style:family="chart" style:data-style-name="N0">
      <style:chart-properties chart:display-label="true" chart:logarithmic="false" chart:maximum="15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64" chart:origin="0" chart:interval-maj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15cm" chart:symbol-height="0.15cm">
        <chart:symbol-image xlink:href="Pictures/2000000D000000DD000000DDDC7CCDFB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bitmap" draw:fill-color="#e6e6e6" draw:fill-image-name="qpdr2xyj" draw:fill-image-width="21.692cm" draw:fill-image-height="10.465cm" draw:fill-image-ref-point="top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6.83cm" svg:height="13.311cm" xlink:href=".." xlink:type="simple" chart:class="chart:scatter" chart:style-name="ch1">
        <chart:title svg:x="12.273cm" svg:y="0.402cm" chart:style-name="ch2">
          <text:p>World Map</text:p>
        </chart:title>
        <chart:legend chart:legend-position="end" svg:x="24.513cm" svg:y="6.347cm" chart:style-name="ch3"/>
        <chart:plot-area chart:style-name="ch4" table:cell-range-address="Sheet1.A1:Sheet1.B912" svg:x="0.986cm" svg:y="1.979cm" svg:width="22.455cm" svg:height="10.646cm">
          <chartooo:coordinate-region svg:x="1.607cm" svg:y="2.046cm" svg:width="21.554cm" svg:height="9.482cm"/>
          <chart:axis chart:dimension="x" chart:name="primary-x" chart:style-name="ch5"/>
          <chart:axis chart:dimension="y" chart:name="primary-y" chart:style-name="ch6"/>
          <chart:series chart:style-name="ch7" chart:values-cell-range-address="Sheet1.B1:Sheet1.B912" chart:class="chart:scatter">
            <chart:domain table:cell-range-address="Sheet1.A1:Sheet1.A912"/>
            <chart:data-point chart:repeated="9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912</svg:desc>
                </draw:g>
              </table:table-cell>
              <table:table-cell office:value-type="float" office:value="51">
                <text:p>51</text:p>
                <draw:g>
                  <svg:desc>Sheet1.B1:Sheet1.B9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">
                <text:p>1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">
                <text:p>1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">
                <text:p>1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">
                <text:p>1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">
                <text:p>1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">
                <text:p>1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">
                <text:p>1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">
                <text:p>1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">
                <text:p>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">
                <text:p>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">
                <text:p>1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">
                <text:p>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7">
                <text:p>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7">
                <text:p>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">
                <text:p>1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">
                <text:p>1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">
                <text:p>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">
                <text:p>1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">
                <text:p>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">
                <text:p>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">
                <text:p>1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">
                <text:p>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">
                <text:p>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3">
                <text:p>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3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">
                <text:p>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">
                <text:p>2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">
                <text:p>2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">
                <text:p>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">
                <text:p>2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">
                <text:p>2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5">
                <text:p>2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">
                <text:p>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5">
                <text:p>2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5">
                <text:p>2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5">
                <text:p>2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6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6">
                <text:p>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">
                <text:p>26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">
                <text:p>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">
                <text:p>2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">
                <text:p>2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">
                <text:p>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7">
                <text:p>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7">
                <text:p>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">
                <text:p>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">
                <text:p>2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8">
                <text:p>2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">
                <text:p>2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9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">
                <text:p>2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9">
                <text:p>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9">
                <text:p>2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0">
                <text:p>3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0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0">
                <text:p>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0">
                <text:p>3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">
                <text:p>3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0">
                <text:p>3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0">
                <text:p>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0">
                <text:p>3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0">
                <text:p>3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1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1">
                <text:p>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">
                <text:p>3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1">
                <text:p>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1">
                <text:p>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">
                <text:p>3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2">
                <text:p>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">
                <text:p>3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2">
                <text:p>3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">
                <text:p>3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3">
                <text:p>3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">
                <text:p>3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3">
                <text:p>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3">
                <text:p>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3">
                <text:p>3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">
                <text:p>3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">
                <text:p>3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">
                <text:p>3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">
                <text:p>3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5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5">
                <text:p>3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5">
                <text:p>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">
                <text:p>3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">
                <text:p>3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5">
                <text:p>3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5">
                <text:p>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">
                <text:p>3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">
                <text:p>3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">
                <text:p>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">
                <text:p>3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">
                <text:p>3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">
                <text:p>3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7">
                <text:p>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">
                <text:p>3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7">
                <text:p>3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7">
                <text:p>3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">
                <text:p>3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">
                <text:p>3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">
                <text:p>3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7">
                <text:p>3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8">
                <text:p>3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8">
                <text:p>3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8">
                <text:p>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8">
                <text:p>3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8">
                <text:p>3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9">
                <text:p>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9">
                <text:p>3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">
                <text:p>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9">
                <text:p>3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9">
                <text:p>3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9">
                <text:p>3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">
                <text:p>39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9">
                <text:p>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">
                <text:p>4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0">
                <text:p>4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">
                <text:p>4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0">
                <text:p>4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0">
                <text:p>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1">
                <text:p>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1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1">
                <text:p>4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1">
                <text:p>4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1">
                <text:p>4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1">
                <text:p>4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">
                <text:p>4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">
                <text:p>4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3">
                <text:p>4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3">
                <text:p>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3">
                <text:p>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4">
                <text:p>4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4">
                <text:p>4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4">
                <text:p>4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4">
                <text:p>4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4">
                <text:p>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5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5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5">
                <text:p>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5">
                <text:p>4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5">
                <text:p>4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6">
                <text:p>4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6">
                <text:p>4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6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6">
                <text:p>4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6">
                <text:p>4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6">
                <text:p>4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6">
                <text:p>4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7">
                <text:p>4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7">
                <text:p>4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8">
                <text:p>4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8">
                <text:p>4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">
                <text:p>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9">
                <text:p>4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0">
                <text:p>5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1">
                <text:p>5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2">
                <text:p>5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2">
                <text:p>5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3">
                <text:p>5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3">
                <text:p>5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4">
                <text:p>5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4">
                <text:p>5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4">
                <text:p>5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4">
                <text:p>54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5">
                <text:p>5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5">
                <text:p>5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5">
                <text:p>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5">
                <text:p>5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5">
                <text:p>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5">
                <text:p>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5">
                <text:p>5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6">
                <text:p>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6">
                <text:p>5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6">
                <text:p>5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">
                <text:p>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6">
                <text:p>5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7">
                <text:p>5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7">
                <text:p>5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7">
                <text:p>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">
                <text:p>5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7">
                <text:p>5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8">
                <text:p>5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8">
                <text:p>5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8">
                <text:p>5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8">
                <text:p>5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8">
                <text:p>5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9">
                <text:p>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9">
                <text:p>5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9">
                <text:p>5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9">
                <text:p>5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9">
                <text:p>5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9">
                <text:p>5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60">
                <text:p>6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1">
                <text:p>6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61">
                <text:p>6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1">
                <text:p>6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61">
                <text:p>6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61">
                <text:p>6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1">
                <text:p>6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61">
                <text:p>6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1">
                <text:p>61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62">
                <text:p>6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62">
                <text:p>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2">
                <text:p>62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62">
                <text:p>6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3">
                <text:p>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63">
                <text:p>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3">
                <text:p>6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3">
                <text:p>6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3">
                <text:p>6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4">
                <text:p>6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4">
                <text:p>6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4">
                <text:p>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5">
                <text:p>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5">
                <text:p>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5">
                <text:p>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65">
                <text:p>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65">
                <text:p>6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5">
                <text:p>6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66">
                <text:p>6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6">
                <text:p>6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6">
                <text:p>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6">
                <text:p>6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6">
                <text:p>6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6">
                <text:p>6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6">
                <text:p>6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7">
                <text:p>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7">
                <text:p>6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7">
                <text:p>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7">
                <text:p>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7">
                <text:p>6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7">
                <text:p>6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7">
                <text:p>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7">
                <text:p>6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7">
                <text:p>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7">
                <text:p>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8">
                <text:p>6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68">
                <text:p>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68">
                <text:p>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8">
                <text:p>6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68">
                <text:p>6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68">
                <text:p>6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8">
                <text:p>6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8">
                <text:p>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8">
                <text:p>6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68">
                <text:p>6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68">
                <text:p>6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68">
                <text:p>6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8">
                <text:p>6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9">
                <text:p>6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69">
                <text:p>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69">
                <text:p>6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9">
                <text:p>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9">
                <text:p>6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9">
                <text:p>6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69">
                <text:p>6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9">
                <text:p>6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0">
                <text:p>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0">
                <text:p>7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0">
                <text:p>7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0">
                <text:p>7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0">
                <text:p>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71">
                <text:p>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1">
                <text:p>7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1">
                <text:p>7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1">
                <text:p>7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1">
                <text:p>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1">
                <text:p>7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2">
                <text:p>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2">
                <text:p>7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2">
                <text:p>7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2">
                <text:p>7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2">
                <text:p>7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3">
                <text:p>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3">
                <text:p>7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3">
                <text:p>7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3">
                <text:p>7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4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4">
                <text:p>7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74">
                <text:p>7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4">
                <text:p>7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4">
                <text:p>7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75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5">
                <text:p>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75">
                <text:p>7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75">
                <text:p>7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5">
                <text:p>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75">
                <text:p>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5">
                <text:p>7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6">
                <text:p>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76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6">
                <text:p>7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6">
                <text:p>7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76">
                <text:p>7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76">
                <text:p>7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6">
                <text:p>7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7">
                <text:p>7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7">
                <text:p>7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7">
                <text:p>7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7">
                <text:p>7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7">
                <text:p>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8">
                <text:p>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8">
                <text:p>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8">
                <text:p>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8">
                <text:p>7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78">
                <text:p>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78">
                <text:p>7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78">
                <text:p>7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8">
                <text:p>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8">
                <text:p>7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8">
                <text:p>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78">
                <text:p>7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8">
                <text:p>7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9">
                <text:p>7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9">
                <text:p>7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9">
                <text:p>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9">
                <text:p>7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79">
                <text:p>7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9">
                <text:p>7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9">
                <text:p>7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79">
                <text:p>7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0">
                <text:p>8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0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0">
                <text:p>8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0">
                <text:p>8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80">
                <text:p>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80">
                <text:p>8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0">
                <text:p>8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0">
                <text:p>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0">
                <text:p>8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1">
                <text:p>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1">
                <text:p>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1">
                <text:p>8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81">
                <text:p>8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1">
                <text:p>8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81">
                <text:p>8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1">
                <text:p>8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1">
                <text:p>8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2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2">
                <text:p>8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2">
                <text:p>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2">
                <text:p>8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2">
                <text:p>8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82">
                <text:p>8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82">
                <text:p>8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2">
                <text:p>8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2">
                <text:p>8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83">
                <text:p>8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83">
                <text:p>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83">
                <text:p>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3">
                <text:p>8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83">
                <text:p>8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83">
                <text:p>8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3">
                <text:p>8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83">
                <text:p>8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83">
                <text:p>8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84">
                <text:p>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84">
                <text:p>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84">
                <text:p>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84">
                <text:p>8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84">
                <text:p>8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4">
                <text:p>8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84">
                <text:p>8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4">
                <text:p>8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84">
                <text:p>8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84">
                <text:p>8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4">
                <text:p>8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4">
                <text:p>8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4">
                <text:p>8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4">
                <text:p>8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85">
                <text:p>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85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5">
                <text:p>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85">
                <text:p>8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85">
                <text:p>8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85">
                <text:p>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85">
                <text:p>8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5">
                <text:p>8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5">
                <text:p>8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85">
                <text:p>8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5">
                <text:p>8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5">
                <text:p>8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5">
                <text:p>8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6">
                <text:p>8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6">
                <text:p>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6">
                <text:p>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86">
                <text:p>8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86">
                <text:p>8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87">
                <text:p>8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87">
                <text:p>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7">
                <text:p>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88">
                <text:p>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88">
                <text:p>8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88">
                <text:p>8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88">
                <text:p>8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89">
                <text:p>8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89">
                <text:p>8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89">
                <text:p>8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89">
                <text:p>8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89">
                <text:p>8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0">
                <text:p>9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0">
                <text:p>9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1">
                <text:p>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1">
                <text:p>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2">
                <text:p>9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2">
                <text:p>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3">
                <text:p>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3">
                <text:p>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4">
                <text:p>9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4">
                <text:p>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5">
                <text:p>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5">
                <text:p>9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5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5">
                <text:p>9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6">
                <text:p>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6">
                <text:p>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6">
                <text:p>9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7">
                <text:p>9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7">
                <text:p>9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7">
                <text:p>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7">
                <text:p>9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8">
                <text:p>9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8">
                <text:p>98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8">
                <text:p>9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9">
                <text:p>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9">
                <text:p>9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9">
                <text:p>9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9">
                <text:p>9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9">
                <text:p>9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0">
                <text:p>10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0">
                <text:p>10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0">
                <text:p>10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0">
                <text:p>1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1">
                <text:p>10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1">
                <text:p>10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1">
                <text:p>10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2">
                <text:p>10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2">
                <text:p>10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2">
                <text:p>10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3">
                <text:p>10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3">
                <text:p>10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4">
                <text:p>1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4">
                <text:p>10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4">
                <text:p>10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5">
                <text:p>10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5">
                <text:p>10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5">
                <text:p>10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5">
                <text:p>10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6">
                <text:p>10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6">
                <text:p>10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7">
                <text:p>1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7">
                <text:p>10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7">
                <text:p>10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7">
                <text:p>10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7">
                <text:p>10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8">
                <text:p>10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8">
                <text:p>10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8">
                <text:p>1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8">
                <text:p>10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8">
                <text:p>10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8">
                <text:p>10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8">
                <text:p>10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9">
                <text:p>10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9">
                <text:p>1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9">
                <text:p>1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9">
                <text:p>1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9">
                <text:p>1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9">
                <text:p>1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9">
                <text:p>10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10">
                <text:p>1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10">
                <text:p>1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0">
                <text:p>1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10">
                <text:p>1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0">
                <text:p>11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0">
                <text:p>11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1">
                <text:p>1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11">
                <text:p>1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11">
                <text:p>1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11">
                <text:p>11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11">
                <text:p>1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11">
                <text:p>1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11">
                <text:p>11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11">
                <text:p>11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11">
                <text:p>11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2">
                <text:p>1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12">
                <text:p>11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12">
                <text:p>1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12">
                <text:p>11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12">
                <text:p>11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12">
                <text:p>1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12">
                <text:p>11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2">
                <text:p>1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2">
                <text:p>11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12">
                <text:p>1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13">
                <text:p>1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13">
                <text:p>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3">
                <text:p>1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13">
                <text:p>1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3">
                <text:p>1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13">
                <text:p>1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13">
                <text:p>1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3">
                <text:p>11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3">
                <text:p>11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13">
                <text:p>1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13">
                <text:p>11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14">
                <text:p>1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4">
                <text:p>1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14">
                <text:p>11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14">
                <text:p>11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14">
                <text:p>1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14">
                <text:p>11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4">
                <text:p>1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14">
                <text:p>1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14">
                <text:p>11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4">
                <text:p>11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4">
                <text:p>11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14">
                <text:p>1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15">
                <text:p>1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5">
                <text:p>1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5">
                <text:p>1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5">
                <text:p>1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15">
                <text:p>1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15">
                <text:p>11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15">
                <text:p>1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15">
                <text:p>11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15">
                <text:p>11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15">
                <text:p>11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5">
                <text:p>1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15">
                <text:p>11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16">
                <text:p>1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16">
                <text:p>11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6">
                <text:p>1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16">
                <text:p>1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16">
                <text:p>1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6">
                <text:p>1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6">
                <text:p>11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6">
                <text:p>11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6">
                <text:p>11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6">
                <text:p>11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16">
                <text:p>11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16">
                <text:p>11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16">
                <text:p>11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16">
                <text:p>116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6">
                <text:p>11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6">
                <text:p>116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17">
                <text:p>1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7">
                <text:p>11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17">
                <text:p>1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17">
                <text:p>1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17">
                <text:p>11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17">
                <text:p>11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17">
                <text:p>1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7">
                <text:p>11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17">
                <text:p>11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7">
                <text:p>1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17">
                <text:p>11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7">
                <text:p>11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17">
                <text:p>11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17">
                <text:p>11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7">
                <text:p>11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17">
                <text:p>11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18">
                <text:p>1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18">
                <text:p>11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18">
                <text:p>11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18">
                <text:p>1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18">
                <text:p>11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8">
                <text:p>11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18">
                <text:p>1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18">
                <text:p>11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18">
                <text:p>11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18">
                <text:p>1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18">
                <text:p>11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8">
                <text:p>11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18">
                <text:p>118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9">
                <text:p>11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9">
                <text:p>11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19">
                <text:p>1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19">
                <text:p>11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19">
                <text:p>1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19">
                <text:p>11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19">
                <text:p>1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9">
                <text:p>11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19">
                <text:p>11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9">
                <text:p>119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9">
                <text:p>1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9">
                <text:p>1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19">
                <text:p>11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19">
                <text:p>11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19">
                <text:p>1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20">
                <text:p>1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0">
                <text:p>1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20">
                <text:p>1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20">
                <text:p>12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20">
                <text:p>12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20">
                <text:p>1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0">
                <text:p>1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20">
                <text:p>12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20">
                <text:p>1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20">
                <text:p>1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20">
                <text:p>12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20">
                <text:p>12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1">
                <text:p>1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1">
                <text:p>1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21">
                <text:p>1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21">
                <text:p>12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21">
                <text:p>1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21">
                <text:p>12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21">
                <text:p>121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21">
                <text:p>12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1">
                <text:p>12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1">
                <text:p>12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22">
                <text:p>1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2">
                <text:p>1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2">
                <text:p>1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22">
                <text:p>122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22">
                <text:p>12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22">
                <text:p>12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22">
                <text:p>12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2">
                <text:p>1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22">
                <text:p>1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23">
                <text:p>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23">
                <text:p>12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23">
                <text:p>1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23">
                <text:p>1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23">
                <text:p>12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23">
                <text:p>12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23">
                <text:p>123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23">
                <text:p>1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3">
                <text:p>1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23">
                <text:p>12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23">
                <text:p>12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23">
                <text:p>12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24">
                <text:p>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24">
                <text:p>12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4">
                <text:p>1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24">
                <text:p>1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24">
                <text:p>12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24">
                <text:p>12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24">
                <text:p>12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24">
                <text:p>12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25">
                <text:p>1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5">
                <text:p>1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25">
                <text:p>1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25">
                <text:p>1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25">
                <text:p>1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5">
                <text:p>1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25">
                <text:p>1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25">
                <text:p>125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25">
                <text:p>12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25">
                <text:p>12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6">
                <text:p>1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6">
                <text:p>1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26">
                <text:p>1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26">
                <text:p>1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26">
                <text:p>12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26">
                <text:p>12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6">
                <text:p>1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27">
                <text:p>1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27">
                <text:p>12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27">
                <text:p>1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27">
                <text:p>1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27">
                <text:p>12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27">
                <text:p>12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27">
                <text:p>1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27">
                <text:p>12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7">
                <text:p>1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28">
                <text:p>1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8">
                <text:p>12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28">
                <text:p>1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28">
                <text:p>12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28">
                <text:p>1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9">
                <text:p>1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9">
                <text:p>1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29">
                <text:p>12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9">
                <text:p>12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29">
                <text:p>12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29">
                <text:p>1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29">
                <text:p>12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30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30">
                <text:p>1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30">
                <text:p>1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0">
                <text:p>1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30">
                <text:p>13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30">
                <text:p>13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1">
                <text:p>1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31">
                <text:p>1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31">
                <text:p>1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31">
                <text:p>1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31">
                <text:p>1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32">
                <text:p>13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35">
                <text:p>1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36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37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37">
                <text:p>1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38">
                <text:p>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8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8">
                <text:p>1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39">
                <text:p>1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46">
                <text:p>1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47">
                <text:p>14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48">
                <text:p>14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fill-image draw:name="qpdr2xyj" xlink:href="Pictures/100000000000054D000002740980077C.png" xlink:type="simple" xlink:show="embed" xlink:actuate="onLoad"/>
    <draw:stroke-dash draw:name="Dash_20_2" draw:display-name="Dash 2" draw:style="rect" draw:dots1="1" draw:dots1-length="0.02cm" draw:dots2="1" draw:dots2-length="0.02cm" draw:distance="0.02cm"/>
  </office:styles>
</office:document-styles>
</file>